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officeooo:rsid="00132bc8" officeooo:paragraph-rsid="00132bc8"/>
    </style:style>
    <style:style style:name="P2" style:family="paragraph" style:parent-style-name="Standard">
      <style:paragraph-properties fo:line-height="200%"/>
      <style:text-properties style:font-name="Times New Roman" fo:font-size="12pt" officeooo:rsid="0014cdc5" officeooo:paragraph-rsid="0014cdc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est Section possibly!</text:p>
      <text:p text:style-name="P2">Airport test :)</text:p>
      <text:p text:style-name="P2">Not in the field </text:p>
      <text:p text:style-name="P2">etsy resume templat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officeooo:rsid="00132bc8" officeooo:paragraph-rsid="00132bc8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bel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1:10:24.343519491</meta:creation-date>
    <meta:editing-duration>PT12M54S</meta:editing-duration>
    <meta:editing-cycles>2</meta:editing-cycles>
    <meta:generator>LibreOffice/6.2.3.2$Linux_X86_64 LibreOffice_project/20$Build-2</meta:generator>
    <dc:title>MLA Essay</dc:title>
    <dc:date>2019-04-30T11:23:12.736857588</dc:date>
    <meta:document-statistic meta:table-count="0" meta:image-count="0" meta:object-count="0" meta:page-count="1" meta:paragraph-count="5" meta:word-count="15" meta:character-count="85" meta:non-whitespace-character-count="74"/>
  </office:meta>
</office:document-meta>
</file>